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200pt" style:font-size-asian="200pt" style:font-size-complex="200pt"/>
    </style:style>
    <style:style style:name="P2" style:family="paragraph">
      <style:text-properties fo:font-size="100pt" style:font-size-asian="100pt" style:font-size-complex="100pt"/>
    </style:style>
    <style:style style:name="P3" style:family="paragraph">
      <style:text-properties fo:font-size="20pt"/>
    </style:style>
    <style:style style:name="P4" style:family="paragraph">
      <style:text-properties fo:font-size="96pt" style:font-size-asian="96pt" style:font-size-complex="96pt"/>
    </style:style>
    <style:style style:name="P5" style:family="paragraph">
      <style:text-properties fo:font-size="120pt" style:font-size-asian="120pt" style:font-size-complex="120pt"/>
    </style:style>
    <style:style style:name="P6" style:family="paragraph">
      <style:text-properties fo:font-size="72pt" style:font-size-asian="72pt" style:font-size-complex="72pt"/>
    </style:style>
    <style:style style:name="P7" style:family="paragraph">
      <style:text-properties fo:font-size="150pt" style:font-size-asian="150pt" style:font-size-complex="150pt"/>
    </style:style>
    <style:style style:name="T1" style:family="text">
      <style:text-properties fo:font-size="100pt" style:font-size-asian="100pt" style:font-size-complex="100pt"/>
    </style:style>
    <style:style style:name="T2" style:family="text">
      <style:text-properties fo:font-size="96pt" style:font-size-asian="96pt" style:font-size-complex="96pt"/>
    </style:style>
    <style:style style:name="T3" style:family="text">
      <style:text-properties fo:font-size="120pt" style:font-size-asian="120pt" style:font-size-complex="120pt"/>
    </style:style>
    <style:style style:name="T4" style:family="text">
      <style:text-properties fo:font-size="72pt" style:font-size-asian="72pt" style:font-size-complex="72pt"/>
    </style:style>
    <style:style style:name="T5" style:family="text">
      <style:text-properties fo:font-size="150pt" style:font-size-asian="150pt" style:font-size-complex="15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5.199cm" svg:height="9.835cm" svg:x="1.27cm" svg:y="5.378cm" presentation:class="title" presentation:user-transformed="true">
          <draw:text-box>
            <text:p text:style-name="P1">Cogbo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1" draw:text-style-name="P2" draw:layer="layout" svg:width="25.199cm" svg:height="4.916cm" svg:x="1.27cm" svg:y="7.837cm" presentation:class="title" presentation:user-transformed="true">
          <draw:text-box>
            <text:p text:style-name="P2"><text:span text:style-name="T1">LibOM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1" draw:text-style-name="P2" draw:layer="layout" svg:width="25.199cm" svg:height="4.916cm" svg:x="1.27cm" svg:y="7.837cm" presentation:class="title" presentation:user-transformed="true">
          <draw:text-box>
            <text:p text:style-name="P2"><text:span text:style-name="T1">LibOMV Cal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1" draw:text-style-name="P4" draw:layer="layout" svg:width="25.199cm" svg:height="14.161cm" svg:x="1.27cm" svg:y="3.216cm" presentation:class="title" presentation:user-transformed="true">
          <draw:text-box>
            <text:p text:style-name="P4"><text:span text:style-name="T2">(example)</text:span><text:span text:style-name="T2"><text:line-break/></text:span><text:span text:style-name="T2">Image</text:span><text:span text:style-name="T2"><text:line-break/></text:span><text:span text:style-name="T2">Recogniz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1" draw:text-style-name="P4" draw:layer="layout" svg:width="25.199cm" svg:height="9.441cm" svg:x="1.27cm" svg:y="5.575cm" presentation:class="title" presentation:user-transformed="true">
          <draw:text-box>
            <text:p text:style-name="P4"><text:span text:style-name="T2">Existing</text:span><text:span text:style-name="T2"><text:line-break/></text:span><text:span text:style-name="T2">Prolo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presentation:style-name="pr1" draw:text-style-name="P5" draw:layer="layout" svg:width="25.199cm" svg:height="11.803cm" svg:x="1.27cm" svg:y="4.394cm" presentation:class="title" presentation:user-transformed="true">
          <draw:text-box>
            <text:p text:style-name="P5"><text:span text:style-name="T3">Botlog</text:span><text:span text:style-name="T3"><text:line-break/></text:span><text:span text:style-name="T3">interpre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1" draw:text-style-name="P2" draw:layer="layout" svg:width="25.199cm" svg:height="9.831cm" svg:x="1.27cm" svg:y="5.38cm" presentation:class="title" presentation:user-transformed="true">
          <draw:text-box>
            <text:p text:style-name="P2"><text:span text:style-name="T1">Botlog</text:span><text:span text:style-name="T1"><text:line-break/></text:span><text:span text:style-name="T1">compil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frame presentation:style-name="pr1" draw:text-style-name="P4" draw:layer="layout" svg:width="25.199cm" svg:height="4.721cm" svg:x="1.27cm" svg:y="7.935cm" presentation:class="title" presentation:user-transformed="true">
          <draw:text-box>
            <text:p text:style-name="P4"><text:span text:style-name="T2">Botlog langu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presentation:style-name="pr1" draw:text-style-name="P6" draw:layer="layout" svg:width="25.199cm" svg:height="3.54cm" svg:x="1.27cm" svg:y="8.525cm" presentation:class="title" presentation:user-transformed="true">
          <draw:text-box>
            <text:p text:style-name="P6"><text:span text:style-name="T4">Anglobot langu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presentation:style-name="pr1" draw:text-style-name="P4" draw:layer="layout" svg:width="25.199cm" svg:height="9.441cm" svg:x="1.27cm" svg:y="5.575cm" presentation:class="title" presentation:user-transformed="true">
          <draw:text-box>
            <text:p text:style-name="P4"><text:span text:style-name="T2">Anglobot</text:span><text:span text:style-name="T2"><text:line-break/></text:span><text:span text:style-name="T2">compil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draw:frame presentation:style-name="pr1" draw:text-style-name="P6" draw:layer="layout" svg:width="25.199cm" svg:height="3.54cm" svg:x="1.27cm" svg:y="8.525cm" presentation:class="title" presentation:user-transformed="true">
          <draw:text-box>
            <text:p text:style-name="P6"><text:span text:style-name="T4">AIML inter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draw:frame presentation:style-name="pr1" draw:text-style-name="P1" draw:layer="layout" svg:width="25.199cm" svg:height="9.835cm" svg:x="1.27cm" svg:y="5.378cm" presentation:class="title" presentation:user-transformed="true">
          <draw:text-box>
            <text:p text:style-name="P1">AIML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draw:frame presentation:style-name="pr1" draw:text-style-name="P4" draw:layer="layout" svg:width="25.199cm" svg:height="4.721cm" svg:x="1.27cm" svg:y="7.935cm" presentation:class="title" presentation:user-transformed="true">
          <draw:text-box>
            <text:p text:style-name="P4"><text:span text:style-name="T2">AIMLbo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draw:frame presentation:style-name="pr1" draw:text-style-name="P1" draw:layer="layout" svg:width="25.199cm" svg:height="9.441cm" svg:x="1.27cm" svg:y="5.575cm" presentation:class="title" presentation:user-transformed="true">
          <draw:text-box>
            <text:p text:style-name="P1"><text:span text:style-name="T2">Anglobot</text:span><text:span text:style-name="T2"><text:line-break/></text:span><text:span text:style-name="T2">cli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draw:frame presentation:style-name="pr1" draw:text-style-name="P1" draw:layer="layout" svg:width="25.199cm" svg:height="9.441cm" svg:x="1.27cm" svg:y="5.575cm" presentation:class="title" presentation:user-transformed="true">
          <draw:text-box>
            <text:p text:style-name="P1"><text:span text:style-name="T2">Anglobot</text:span><text:span text:style-name="T2"><text:line-break/></text:span><text:span text:style-name="T2">cli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draw:frame presentation:style-name="pr1" draw:text-style-name="P6" draw:layer="layout" svg:width="25.199cm" svg:height="3.54cm" svg:x="1.27cm" svg:y="8.525cm" presentation:class="title" presentation:user-transformed="true">
          <draw:text-box>
            <text:p text:style-name="P6"><text:span text:style-name="T4">Anglobot langu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draw:frame presentation:style-name="pr1" draw:text-style-name="P7" draw:layer="layout" svg:width="25.199cm" svg:height="7.376cm" svg:x="1.27cm" svg:y="6.607cm" presentation:class="title" presentation:user-transformed="true">
          <draw:text-box>
            <text:p text:style-name="P7"><text:span text:style-name="T5">OpenCo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Comic Sans MS'" style:font-family-generic="script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Comic Sans MS'" style:font-family-generic="script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Comic Sans MS'" style:font-family-generic="script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Comic Sans MS'" style:font-family-generic="script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Comic Sans MS'" style:font-family-generic="script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Comic Sans MS'" style:font-family-generic="script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Comic Sans MS'" style:font-family-generic="script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family="'Comic Sans MS'" style:font-family-generic="script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family="'Comic Sans MS'" style:font-family-generic="script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Comic Sans MS'" style:font-family-generic="script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ne Ogborn</meta:initial-creator>
    <meta:creation-date>2011-06-27T10:18:50.33</meta:creation-date>
    <meta:editing-duration>PT5H38M59S</meta:editing-duration>
    <meta:editing-cycles>8</meta:editing-cycles>
    <dc:date>2011-06-27T16:13:02.44</dc:date>
    <dc:creator>Anne Ogborn</dc:creator>
    <meta:generator>OpenOffice.org/3.3$Win32 OpenOffice.org_project/330m20$Build-9567</meta:generator>
    <meta:document-statistic meta:object-count="72"/>
  </office:meta>
</office:document-meta>
</file>